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-03-min_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ixelSum</text:p>
          </table:table-cell>
          <table:table-cell office:value-type="string" calcext:value-type="string">
            <text:p>Percentage %</text:p>
          </table:table-cell>
          <table:table-cell office:value-type="string" calcext:value-type="string">
            <text:p>Area [metre^2]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Wi*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NumSamp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6181" calcext:value-type="float">
            <text:p>4236181</text:p>
          </table:table-cell>
          <table:table-cell office:value-type="float" office:value="91.5280534677301" calcext:value-type="float">
            <text:p>91,5280534677301</text:p>
          </table:table-cell>
          <table:table-cell office:value-type="float" office:value="1694472400" calcext:value-type="float">
            <text:p>1694472400</text:p>
          </table:table-cell>
          <table:table-cell table:formula="of:=[.C2]/100" office:value-type="float" office:value="0.915280534677301" calcext:value-type="float">
            <text:p>0,915280534677301</text:p>
          </table:table-cell>
          <table:table-cell office:value-type="float" office:value="0.9" calcext:value-type="float">
            <text:p>0,9</text:p>
          </table:table-cell>
          <table:table-cell table:formula="of:=SQRT([.F2]*(1-[.F2]))" office:value-type="float" office:value="0.3" calcext:value-type="float">
            <text:p>0,3</text:p>
          </table:table-cell>
          <table:table-cell table:formula="of:=[.E2]*[.G2]" office:value-type="float" office:value="0.27458416040319" calcext:value-type="float">
            <text:p>0,27458416040319</text:p>
          </table:table-cell>
          <table:table-cell office:value-type="float" office:value="0.02" calcext:value-type="float">
            <text:p>0,02</text:p>
          </table:table-cell>
          <table:table-cell table:formula="of:=ROUND(([.H4]/[.I2]) ^ 2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106" calcext:value-type="float">
            <text:p>392106</text:p>
          </table:table-cell>
          <table:table-cell office:value-type="float" office:value="8.47194653226993" calcext:value-type="float">
            <text:p>8,47194653226993</text:p>
          </table:table-cell>
          <table:table-cell office:value-type="float" office:value="156842400" calcext:value-type="float">
            <text:p>156842400</text:p>
          </table:table-cell>
          <table:table-cell table:formula="of:=[.C3]/100" office:value-type="float" office:value="0.0847194653226993" calcext:value-type="float">
            <text:p>0,0847194653226993</text:p>
          </table:table-cell>
          <table:table-cell office:value-type="float" office:value="0.8" calcext:value-type="float">
            <text:p>0,8</text:p>
          </table:table-cell>
          <table:table-cell table:formula="of:=SQRT([.F3]*(1-[.F3]))" office:value-type="float" office:value="0.4" calcext:value-type="float">
            <text:p>0,4</text:p>
          </table:table-cell>
          <table:table-cell table:formula="of:=[.E3]*[.G3]" office:value-type="float" office:value="0.0338877861290797" calcext:value-type="float">
            <text:p>0,033887786129079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3])" office:value-type="float" office:value="0.30847194653227" calcext:value-type="float">
            <text:p>0,3084719465322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ple Stratif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eighted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– Land</text:p>
          </table:table-cell>
          <table:table-cell table:formula="of:=ROUND([.J2]*[.E2])" office:value-type="float" office:value="218" calcext:value-type="float">
            <text:p>218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2])/2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– Water</text:p>
          </table:table-cell>
          <table:table-cell table:formula="of:=ROUND([.J2]*[.E3])" office:value-type="float" office:value="20" calcext:value-type="float">
            <text:p>20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3])/2)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9:.E10])" office:value-type="float" office:value="238" calcext:value-type="float">
            <text:p>2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0:54:47.8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0:55:05.023000000</dc:date>
    <meta:editing-duration>PT17S</meta:editing-duration>
    <meta:editing-cycles>1</meta:editing-cycles>
    <meta:document-statistic meta:table-count="1" meta:cell-count="42" meta:object-count="0"/>
  </office:meta>
</office:document-meta>
</file>